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map style:condition="cell-content()=[$Plansza00.$M$1]" style:apply-style-name="Bez_20_tytułu1" style:base-cell-address="Plansza00.J10"/>
    </style:style>
    <style:style style:name="ce2" style:family="table-cell" style:parent-style-name="Default">
      <style:table-cell-properties fo:border-bottom="none" fo:border-left="0.088cm solid #000000" fo:border-right="none" fo:border-top="none"/>
      <style:map style:condition="cell-content()=[$Plansza00.$M$1]" style:apply-style-name="Bez_20_tytułu1" style:base-cell-address="Plansza00.J10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  <style:map style:condition="cell-content()=[$Plansza00.$M$1]" style:apply-style-name="Bez_20_tytułu1" style:base-cell-address="Plansza00.J10"/>
    </style:style>
    <style:style style:name="ce4" style:family="table-cell" style:parent-style-name="Default">
      <style:table-cell-properties fo:border-bottom="none" fo:border-left="none" fo:border-right="none" fo:border-top="0.088cm solid #000000"/>
      <style:map style:condition="cell-content()=[$Plansza00.$M$1]" style:apply-style-name="Bez_20_tytułu1" style:base-cell-address="Plansza00.J10"/>
    </style:style>
    <style:style style:name="ce5" style:family="table-cell" style:parent-style-name="Default">
      <style:map style:condition="cell-content()=[$Plansza00.$M$1]" style:apply-style-name="Bez_20_tytułu1" style:base-cell-address="Plansza00.J10"/>
    </style:style>
    <style:style style:name="ce6" style:family="table-cell" style:parent-style-name="Default">
      <style:table-cell-properties fo:border-bottom="0.088cm solid #000000" fo:border-left="none" fo:border-right="none" fo:border-top="none"/>
      <style:map style:condition="cell-content()=[$Plansza00.$M$1]" style:apply-style-name="Bez_20_tytułu1" style:base-cell-address="Plansza00.J10"/>
    </style:style>
    <style:style style:name="ce7" style:family="table-cell" style:parent-style-name="Default">
      <style:table-cell-properties fo:border="0.035cm solid #000000"/>
    </style:style>
    <style:style style:name="ce8" style:family="table-cell" style:parent-style-name="Default">
      <style:table-cell-properties fo:border-bottom="none" fo:border-left="none" fo:border-right="0.088cm solid #000000" fo:border-top="0.088cm solid #000000"/>
      <style:map style:condition="cell-content()=[$Plansza00.$M$1]" style:apply-style-name="Bez_20_tytułu1" style:base-cell-address="Plansza00.J10"/>
    </style:style>
    <style:style style:name="ce9" style:family="table-cell" style:parent-style-name="Default">
      <style:table-cell-properties fo:border-bottom="none" fo:border-left="none" fo:border-right="0.088cm solid #000000" fo:border-top="none"/>
      <style:map style:condition="cell-content()=[$Plansza00.$M$1]" style:apply-style-name="Bez_20_tytułu1" style:base-cell-address="Plansza00.J10"/>
    </style:style>
    <style:style style:name="ce10" style:family="table-cell" style:parent-style-name="Default">
      <style:table-cell-properties fo:border-bottom="0.088cm solid #000000" fo:border-left="none" fo:border-right="0.088cm solid #000000" fo:border-top="none"/>
      <style:map style:condition="cell-content()=[$Plansza00.$M$1]" style:apply-style-name="Bez_20_tytułu1" style:base-cell-address="Plansza00.J10"/>
    </style:style>
    <style:style style:name="ce11" style:family="table-cell" style:parent-style-name="Default">
      <style:table-cell-properties fo:background-color="#333333"/>
    </style:style>
  </office:automatic-styles>
  <office:body>
    <office:spreadsheet>
      <table:table table:name="Plansza00" table:style-name="ta1" table:print="false">
        <table:table-column table:style-name="co1" table:number-columns-repeated="10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float" office:value="0">
            <text:p>0</text:p>
          </table:table-cell>
          <table:table-cell table:number-columns-repeated="8"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1" office:value-type="float" office:value="1">
            <text:p>1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0),(&quot;&amp;[.$G$13]&amp;&quot;,&quot;&amp;[.$H$13]&amp;&quot;,&quot;&amp;ROW([.B1])-1&amp;&quot;,1,&quot;&amp;[.B1]&amp;&quot;,0),(&quot;&amp;[.$G$13]&amp;&quot;,&quot;&amp;[.$H$13]&amp;&quot;,&quot;&amp;ROW([.C1])-1&amp;&quot;,2,&quot;&amp;[.C1]&amp;&quot;,0),(&quot;&amp;[.$G$13]&amp;&quot;,&quot;&amp;[.$H$13]&amp;&quot;,&quot;&amp;ROW([.D1])-1&amp;&quot;,3,&quot;&amp;[.D1]&amp;&quot;,0),(&quot;&amp;[.$G$13]&amp;&quot;,&quot;&amp;[.$H$13]&amp;&quot;,&quot;&amp;ROW([.E1])-1&amp;&quot;,4,&quot;&amp;[.E1]&amp;&quot;,0),(&quot;&amp;[.$G$13]&amp;&quot;,&quot;&amp;[.$H$13]&amp;&quot;,&quot;&amp;ROW([.F1])-1&amp;&quot;,5,&quot;&amp;[.F1]&amp;&quot;,0),(&quot;&amp;[.$G$13]&amp;&quot;,&quot;&amp;[.$H$13]&amp;&quot;,&quot;&amp;ROW([.G1])-1&amp;&quot;,6,&quot;&amp;[.G1]&amp;&quot;,0),(&quot;&amp;[.$G$13]&amp;&quot;,&quot;&amp;[.$H$13]&amp;&quot;,&quot;&amp;ROW([.H1])-1&amp;&quot;,7,&quot;&amp;[.H1]&amp;&quot;,0),(&quot;&amp;[.$G$13]&amp;&quot;,&quot;&amp;[.$H$13]&amp;&quot;,&quot;&amp;ROW([.I1])-1&amp;&quot;,8,&quot;&amp;[.I1]&amp;&quot;,0),(&quot;&amp;[.$G$13]&amp;&quot;,&quot;&amp;[.$H$13]&amp;&quot;,&quot;&amp;ROW([.J1])-1&amp;&quot;,9,&quot;&amp;[.J1]&amp;&quot;,0);&quot;" office:value-type="string" office:string-value="INSERT INTO pola(planszax, planszay, x , y, rodzaj, stwor) VALUES (2,2,0,0,0,0),(2,2,0,1,0,0),(2,2,0,2,0,0),(2,2,0,3,0,0),(2,2,0,4,0,0),(2,2,0,5,0,0),(2,2,0,6,0,0),(2,2,0,7,0,0),(2,2,0,8,0,0),(2,2,0,9,0,0);">
            <text:p>INSERT INTO pola(planszax, planszay, x , y, rodzaj, stwor) VALUES (2,2,0,0,0,0),(2,2,0,1,0,0),(2,2,0,2,0,0),(2,2,0,3,0,0),(2,2,0,4,0,0),(2,2,0,5,0,0),(2,2,0,6,0,0),(2,2,0,7,0,0),(2,2,0,8,0,0),(2,2,0,9,0,0);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0),(&quot;&amp;[.$G$13]&amp;&quot;,&quot;&amp;[.$H$13]&amp;&quot;,&quot;&amp;ROW([.B2])-1&amp;&quot;,1,&quot;&amp;[.B2]&amp;&quot;,0),(&quot;&amp;[.$G$13]&amp;&quot;,&quot;&amp;[.$H$13]&amp;&quot;,&quot;&amp;ROW([.C2])-1&amp;&quot;,2,&quot;&amp;[.C2]&amp;&quot;,0),(&quot;&amp;[.$G$13]&amp;&quot;,&quot;&amp;[.$H$13]&amp;&quot;,&quot;&amp;ROW([.D2])-1&amp;&quot;,3,&quot;&amp;[.D2]&amp;&quot;,0),(&quot;&amp;[.$G$13]&amp;&quot;,&quot;&amp;[.$H$13]&amp;&quot;,&quot;&amp;ROW([.E2])-1&amp;&quot;,4,&quot;&amp;[.E2]&amp;&quot;,0),(&quot;&amp;[.$G$13]&amp;&quot;,&quot;&amp;[.$H$13]&amp;&quot;,&quot;&amp;ROW([.F2])-1&amp;&quot;,5,&quot;&amp;[.F2]&amp;&quot;,0),(&quot;&amp;[.$G$13]&amp;&quot;,&quot;&amp;[.$H$13]&amp;&quot;,&quot;&amp;ROW([.G2])-1&amp;&quot;,6,&quot;&amp;[.G2]&amp;&quot;,0),(&quot;&amp;[.$G$13]&amp;&quot;,&quot;&amp;[.$H$13]&amp;&quot;,&quot;&amp;ROW([.H2])-1&amp;&quot;,7,&quot;&amp;[.H2]&amp;&quot;,0),(&quot;&amp;[.$G$13]&amp;&quot;,&quot;&amp;[.$H$13]&amp;&quot;,&quot;&amp;ROW([.I2])-1&amp;&quot;,8,&quot;&amp;[.I2]&amp;&quot;,0),(&quot;&amp;[.$G$13]&amp;&quot;,&quot;&amp;[.$H$13]&amp;&quot;,&quot;&amp;ROW([.J2])-1&amp;&quot;,9,&quot;&amp;[.J2]&amp;&quot;,0);&quot;" office:value-type="string" office:string-value="INSERT INTO pola(planszax, planszay, x , y, rodzaj, stwor) VALUES (2,2,1,0,0,0),(2,2,1,1,0,0),(2,2,1,2,0,0),(2,2,1,3,1,0),(2,2,1,4,1,0),(2,2,1,5,1,0),(2,2,1,6,1,0),(2,2,1,7,0,0),(2,2,1,8,0,0),(2,2,1,9,0,0);">
            <text:p>INSERT INTO pola(planszax, planszay, x , y, rodzaj, stwor) VALUES (2,2,1,0,0,0),(2,2,1,1,0,0),(2,2,1,2,0,0),(2,2,1,3,1,0),(2,2,1,4,1,0),(2,2,1,5,1,0),(2,2,1,6,1,0),(2,2,1,7,0,0),(2,2,1,8,0,0),(2,2,1,9,0,0);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0),(&quot;&amp;[.$G$13]&amp;&quot;,&quot;&amp;[.$H$13]&amp;&quot;,&quot;&amp;ROW([.B3])-1&amp;&quot;,1,&quot;&amp;[.B3]&amp;&quot;,0),(&quot;&amp;[.$G$13]&amp;&quot;,&quot;&amp;[.$H$13]&amp;&quot;,&quot;&amp;ROW([.C3])-1&amp;&quot;,2,&quot;&amp;[.C3]&amp;&quot;,0),(&quot;&amp;[.$G$13]&amp;&quot;,&quot;&amp;[.$H$13]&amp;&quot;,&quot;&amp;ROW([.D3])-1&amp;&quot;,3,&quot;&amp;[.D3]&amp;&quot;,0),(&quot;&amp;[.$G$13]&amp;&quot;,&quot;&amp;[.$H$13]&amp;&quot;,&quot;&amp;ROW([.E3])-1&amp;&quot;,4,&quot;&amp;[.E3]&amp;&quot;,0),(&quot;&amp;[.$G$13]&amp;&quot;,&quot;&amp;[.$H$13]&amp;&quot;,&quot;&amp;ROW([.F3])-1&amp;&quot;,5,&quot;&amp;[.F3]&amp;&quot;,0),(&quot;&amp;[.$G$13]&amp;&quot;,&quot;&amp;[.$H$13]&amp;&quot;,&quot;&amp;ROW([.G3])-1&amp;&quot;,6,&quot;&amp;[.G3]&amp;&quot;,0),(&quot;&amp;[.$G$13]&amp;&quot;,&quot;&amp;[.$H$13]&amp;&quot;,&quot;&amp;ROW([.H3])-1&amp;&quot;,7,&quot;&amp;[.H3]&amp;&quot;,0),(&quot;&amp;[.$G$13]&amp;&quot;,&quot;&amp;[.$H$13]&amp;&quot;,&quot;&amp;ROW([.I3])-1&amp;&quot;,8,&quot;&amp;[.I3]&amp;&quot;,0),(&quot;&amp;[.$G$13]&amp;&quot;,&quot;&amp;[.$H$13]&amp;&quot;,&quot;&amp;ROW([.J3])-1&amp;&quot;,9,&quot;&amp;[.J3]&amp;&quot;,0);&quot;" office:value-type="string" office:string-value="INSERT INTO pola(planszax, planszay, x , y, rodzaj, stwor) VALUES (2,2,2,0,0,0),(2,2,2,1,0,0),(2,2,2,2,1,0),(2,2,2,3,0,0),(2,2,2,4,0,0),(2,2,2,5,0,0),(2,2,2,6,0,0),(2,2,2,7,1,0),(2,2,2,8,0,0),(2,2,2,9,0,0);">
            <text:p>INSERT INTO pola(planszax, planszay, x , y, rodzaj, stwor) VALUES (2,2,2,0,0,0),(2,2,2,1,0,0),(2,2,2,2,1,0),(2,2,2,3,0,0),(2,2,2,4,0,0),(2,2,2,5,0,0),(2,2,2,6,0,0),(2,2,2,7,1,0),(2,2,2,8,0,0),(2,2,2,9,0,0);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0),(&quot;&amp;[.$G$13]&amp;&quot;,&quot;&amp;[.$H$13]&amp;&quot;,&quot;&amp;ROW([.B4])-1&amp;&quot;,1,&quot;&amp;[.B4]&amp;&quot;,0),(&quot;&amp;[.$G$13]&amp;&quot;,&quot;&amp;[.$H$13]&amp;&quot;,&quot;&amp;ROW([.C4])-1&amp;&quot;,2,&quot;&amp;[.C4]&amp;&quot;,0),(&quot;&amp;[.$G$13]&amp;&quot;,&quot;&amp;[.$H$13]&amp;&quot;,&quot;&amp;ROW([.D4])-1&amp;&quot;,3,&quot;&amp;[.D4]&amp;&quot;,0),(&quot;&amp;[.$G$13]&amp;&quot;,&quot;&amp;[.$H$13]&amp;&quot;,&quot;&amp;ROW([.E4])-1&amp;&quot;,4,&quot;&amp;[.E4]&amp;&quot;,0),(&quot;&amp;[.$G$13]&amp;&quot;,&quot;&amp;[.$H$13]&amp;&quot;,&quot;&amp;ROW([.F4])-1&amp;&quot;,5,&quot;&amp;[.F4]&amp;&quot;,0),(&quot;&amp;[.$G$13]&amp;&quot;,&quot;&amp;[.$H$13]&amp;&quot;,&quot;&amp;ROW([.G4])-1&amp;&quot;,6,&quot;&amp;[.G4]&amp;&quot;,0),(&quot;&amp;[.$G$13]&amp;&quot;,&quot;&amp;[.$H$13]&amp;&quot;,&quot;&amp;ROW([.H4])-1&amp;&quot;,7,&quot;&amp;[.H4]&amp;&quot;,0),(&quot;&amp;[.$G$13]&amp;&quot;,&quot;&amp;[.$H$13]&amp;&quot;,&quot;&amp;ROW([.I4])-1&amp;&quot;,8,&quot;&amp;[.I4]&amp;&quot;,0),(&quot;&amp;[.$G$13]&amp;&quot;,&quot;&amp;[.$H$13]&amp;&quot;,&quot;&amp;ROW([.J4])-1&amp;&quot;,9,&quot;&amp;[.J4]&amp;&quot;,0);&quot;" office:value-type="string" office:string-value="INSERT INTO pola(planszax, planszay, x , y, rodzaj, stwor) VALUES (2,2,3,0,0,0),(2,2,3,1,0,0),(2,2,3,2,1,0),(2,2,3,3,0,0),(2,2,3,4,0,0),(2,2,3,5,0,0),(2,2,3,6,0,0),(2,2,3,7,1,0),(2,2,3,8,0,0),(2,2,3,9,0,0);">
            <text:p>INSERT INTO pola(planszax, planszay, x , y, rodzaj, stwor) VALUES (2,2,3,0,0,0),(2,2,3,1,0,0),(2,2,3,2,1,0),(2,2,3,3,0,0),(2,2,3,4,0,0),(2,2,3,5,0,0),(2,2,3,6,0,0),(2,2,3,7,1,0),(2,2,3,8,0,0),(2,2,3,9,0,0);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5])-1&amp;&quot;,0,&quot;&amp;[.A5]&amp;&quot;,0),(&quot;&amp;[.$G$13]&amp;&quot;,&quot;&amp;[.$H$13]&amp;&quot;,&quot;&amp;ROW([.B5])-1&amp;&quot;,1,&quot;&amp;[.B5]&amp;&quot;,0),(&quot;&amp;[.$G$13]&amp;&quot;,&quot;&amp;[.$H$13]&amp;&quot;,&quot;&amp;ROW([.C5])-1&amp;&quot;,2,&quot;&amp;[.C5]&amp;&quot;,0),(&quot;&amp;[.$G$13]&amp;&quot;,&quot;&amp;[.$H$13]&amp;&quot;,&quot;&amp;ROW([.D5])-1&amp;&quot;,3,&quot;&amp;[.D5]&amp;&quot;,0),(&quot;&amp;[.$G$13]&amp;&quot;,&quot;&amp;[.$H$13]&amp;&quot;,&quot;&amp;ROW([.E5])-1&amp;&quot;,4,&quot;&amp;[.E5]&amp;&quot;,0),(&quot;&amp;[.$G$13]&amp;&quot;,&quot;&amp;[.$H$13]&amp;&quot;,&quot;&amp;ROW([.F5])-1&amp;&quot;,5,&quot;&amp;[.F5]&amp;&quot;,0),(&quot;&amp;[.$G$13]&amp;&quot;,&quot;&amp;[.$H$13]&amp;&quot;,&quot;&amp;ROW([.G5])-1&amp;&quot;,6,&quot;&amp;[.G5]&amp;&quot;,0),(&quot;&amp;[.$G$13]&amp;&quot;,&quot;&amp;[.$H$13]&amp;&quot;,&quot;&amp;ROW([.H5])-1&amp;&quot;,7,&quot;&amp;[.H5]&amp;&quot;,0),(&quot;&amp;[.$G$13]&amp;&quot;,&quot;&amp;[.$H$13]&amp;&quot;,&quot;&amp;ROW([.I5])-1&amp;&quot;,8,&quot;&amp;[.I5]&amp;&quot;,0),(&quot;&amp;[.$G$13]&amp;&quot;,&quot;&amp;[.$H$13]&amp;&quot;,&quot;&amp;ROW([.J5])-1&amp;&quot;,9,&quot;&amp;[.J5]&amp;&quot;,0);&quot;" office:value-type="string" office:string-value="INSERT INTO pola(planszax, planszay, x , y, rodzaj, stwor) VALUES (2,2,4,0,0,0),(2,2,4,1,0,0),(2,2,4,2,1,0),(2,2,4,3,0,0),(2,2,4,4,0,0),(2,2,4,5,0,0),(2,2,4,6,0,0),(2,2,4,7,1,0),(2,2,4,8,0,0),(2,2,4,9,0,0);">
            <text:p>INSERT INTO pola(planszax, planszay, x , y, rodzaj, stwor) VALUES (2,2,4,0,0,0),(2,2,4,1,0,0),(2,2,4,2,1,0),(2,2,4,3,0,0),(2,2,4,4,0,0),(2,2,4,5,0,0),(2,2,4,6,0,0),(2,2,4,7,1,0),(2,2,4,8,0,0),(2,2,4,9,0,0);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0),(&quot;&amp;[.$G$13]&amp;&quot;,&quot;&amp;[.$H$13]&amp;&quot;,&quot;&amp;ROW([.B6])-1&amp;&quot;,1,&quot;&amp;[.B6]&amp;&quot;,0),(&quot;&amp;[.$G$13]&amp;&quot;,&quot;&amp;[.$H$13]&amp;&quot;,&quot;&amp;ROW([.C6])-1&amp;&quot;,2,&quot;&amp;[.C6]&amp;&quot;,0),(&quot;&amp;[.$G$13]&amp;&quot;,&quot;&amp;[.$H$13]&amp;&quot;,&quot;&amp;ROW([.D6])-1&amp;&quot;,3,&quot;&amp;[.D6]&amp;&quot;,0),(&quot;&amp;[.$G$13]&amp;&quot;,&quot;&amp;[.$H$13]&amp;&quot;,&quot;&amp;ROW([.E6])-1&amp;&quot;,4,&quot;&amp;[.E6]&amp;&quot;,0),(&quot;&amp;[.$G$13]&amp;&quot;,&quot;&amp;[.$H$13]&amp;&quot;,&quot;&amp;ROW([.F6])-1&amp;&quot;,5,&quot;&amp;[.F6]&amp;&quot;,0),(&quot;&amp;[.$G$13]&amp;&quot;,&quot;&amp;[.$H$13]&amp;&quot;,&quot;&amp;ROW([.G6])-1&amp;&quot;,6,&quot;&amp;[.G6]&amp;&quot;,0),(&quot;&amp;[.$G$13]&amp;&quot;,&quot;&amp;[.$H$13]&amp;&quot;,&quot;&amp;ROW([.H6])-1&amp;&quot;,7,&quot;&amp;[.H6]&amp;&quot;,0),(&quot;&amp;[.$G$13]&amp;&quot;,&quot;&amp;[.$H$13]&amp;&quot;,&quot;&amp;ROW([.I6])-1&amp;&quot;,8,&quot;&amp;[.I6]&amp;&quot;,0),(&quot;&amp;[.$G$13]&amp;&quot;,&quot;&amp;[.$H$13]&amp;&quot;,&quot;&amp;ROW([.J6])-1&amp;&quot;,9,&quot;&amp;[.J6]&amp;&quot;,0);&quot;" office:value-type="string" office:string-value="INSERT INTO pola(planszax, planszay, x , y, rodzaj, stwor) VALUES (2,2,5,0,0,0),(2,2,5,1,0,0),(2,2,5,2,0,0),(2,2,5,3,1,0),(2,2,5,4,0,0),(2,2,5,5,1,0),(2,2,5,6,1,0),(2,2,5,7,1,0),(2,2,5,8,0,0),(2,2,5,9,0,0);">
            <text:p>INSERT INTO pola(planszax, planszay, x , y, rodzaj, stwor) VALUES (2,2,5,0,0,0),(2,2,5,1,0,0),(2,2,5,2,0,0),(2,2,5,3,1,0),(2,2,5,4,0,0),(2,2,5,5,1,0),(2,2,5,6,1,0),(2,2,5,7,1,0),(2,2,5,8,0,0),(2,2,5,9,0,0);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6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0),(&quot;&amp;[.$G$13]&amp;&quot;,&quot;&amp;[.$H$13]&amp;&quot;,&quot;&amp;ROW([.B7])-1&amp;&quot;,1,&quot;&amp;[.B7]&amp;&quot;,0),(&quot;&amp;[.$G$13]&amp;&quot;,&quot;&amp;[.$H$13]&amp;&quot;,&quot;&amp;ROW([.C7])-1&amp;&quot;,2,&quot;&amp;[.C7]&amp;&quot;,0),(&quot;&amp;[.$G$13]&amp;&quot;,&quot;&amp;[.$H$13]&amp;&quot;,&quot;&amp;ROW([.D7])-1&amp;&quot;,3,&quot;&amp;[.D7]&amp;&quot;,0),(&quot;&amp;[.$G$13]&amp;&quot;,&quot;&amp;[.$H$13]&amp;&quot;,&quot;&amp;ROW([.E7])-1&amp;&quot;,4,&quot;&amp;[.E7]&amp;&quot;,0),(&quot;&amp;[.$G$13]&amp;&quot;,&quot;&amp;[.$H$13]&amp;&quot;,&quot;&amp;ROW([.F7])-1&amp;&quot;,5,&quot;&amp;[.F7]&amp;&quot;,0),(&quot;&amp;[.$G$13]&amp;&quot;,&quot;&amp;[.$H$13]&amp;&quot;,&quot;&amp;ROW([.G7])-1&amp;&quot;,6,&quot;&amp;[.G7]&amp;&quot;,0),(&quot;&amp;[.$G$13]&amp;&quot;,&quot;&amp;[.$H$13]&amp;&quot;,&quot;&amp;ROW([.H7])-1&amp;&quot;,7,&quot;&amp;[.H7]&amp;&quot;,0),(&quot;&amp;[.$G$13]&amp;&quot;,&quot;&amp;[.$H$13]&amp;&quot;,&quot;&amp;ROW([.I7])-1&amp;&quot;,8,&quot;&amp;[.I7]&amp;&quot;,0),(&quot;&amp;[.$G$13]&amp;&quot;,&quot;&amp;[.$H$13]&amp;&quot;,&quot;&amp;ROW([.J7])-1&amp;&quot;,9,&quot;&amp;[.J7]&amp;&quot;,0);&quot;" office:value-type="string" office:string-value="INSERT INTO pola(planszax, planszay, x , y, rodzaj, stwor) VALUES (2,2,6,0,0,0),(2,2,6,1,0,0),(2,2,6,2,0,0),(2,2,6,3,0,0),(2,2,6,4,0,0),(2,2,6,5,0,0),(2,2,6,6,0,0),(2,2,6,7,1,0),(2,2,6,8,0,0),(2,2,6,9,0,0);">
            <text:p>INSERT INTO pola(planszax, planszay, x , y, rodzaj, stwor) VALUES (2,2,6,0,0,0),(2,2,6,1,0,0),(2,2,6,2,0,0),(2,2,6,3,0,0),(2,2,6,4,0,0),(2,2,6,5,0,0),(2,2,6,6,0,0),(2,2,6,7,1,0),(2,2,6,8,0,0),(2,2,6,9,0,0);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6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0),(&quot;&amp;[.$G$13]&amp;&quot;,&quot;&amp;[.$H$13]&amp;&quot;,&quot;&amp;ROW([.B8])-1&amp;&quot;,1,&quot;&amp;[.B8]&amp;&quot;,0),(&quot;&amp;[.$G$13]&amp;&quot;,&quot;&amp;[.$H$13]&amp;&quot;,&quot;&amp;ROW([.C8])-1&amp;&quot;,2,&quot;&amp;[.C8]&amp;&quot;,0),(&quot;&amp;[.$G$13]&amp;&quot;,&quot;&amp;[.$H$13]&amp;&quot;,&quot;&amp;ROW([.D8])-1&amp;&quot;,3,&quot;&amp;[.D8]&amp;&quot;,0),(&quot;&amp;[.$G$13]&amp;&quot;,&quot;&amp;[.$H$13]&amp;&quot;,&quot;&amp;ROW([.E8])-1&amp;&quot;,4,&quot;&amp;[.E8]&amp;&quot;,0),(&quot;&amp;[.$G$13]&amp;&quot;,&quot;&amp;[.$H$13]&amp;&quot;,&quot;&amp;ROW([.F8])-1&amp;&quot;,5,&quot;&amp;[.F8]&amp;&quot;,0),(&quot;&amp;[.$G$13]&amp;&quot;,&quot;&amp;[.$H$13]&amp;&quot;,&quot;&amp;ROW([.G8])-1&amp;&quot;,6,&quot;&amp;[.G8]&amp;&quot;,0),(&quot;&amp;[.$G$13]&amp;&quot;,&quot;&amp;[.$H$13]&amp;&quot;,&quot;&amp;ROW([.H8])-1&amp;&quot;,7,&quot;&amp;[.H8]&amp;&quot;,0),(&quot;&amp;[.$G$13]&amp;&quot;,&quot;&amp;[.$H$13]&amp;&quot;,&quot;&amp;ROW([.I8])-1&amp;&quot;,8,&quot;&amp;[.I8]&amp;&quot;,0),(&quot;&amp;[.$G$13]&amp;&quot;,&quot;&amp;[.$H$13]&amp;&quot;,&quot;&amp;ROW([.J8])-1&amp;&quot;,9,&quot;&amp;[.J8]&amp;&quot;,0);&quot;" office:value-type="string" office:string-value="INSERT INTO pola(planszax, planszay, x , y, rodzaj, stwor) VALUES (2,2,7,0,0,0),(2,2,7,1,0,0),(2,2,7,2,0,0),(2,2,7,3,0,0),(2,2,7,4,0,0),(2,2,7,5,0,0),(2,2,7,6,0,0),(2,2,7,7,1,0),(2,2,7,8,0,0),(2,2,7,9,0,0);">
            <text:p>INSERT INTO pola(planszax, planszay, x , y, rodzaj, stwor) VALUES (2,2,7,0,0,0),(2,2,7,1,0,0),(2,2,7,2,0,0),(2,2,7,3,0,0),(2,2,7,4,0,0),(2,2,7,5,0,0),(2,2,7,6,0,0),(2,2,7,7,1,0),(2,2,7,8,0,0),(2,2,7,9,0,0);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0),(&quot;&amp;[.$G$13]&amp;&quot;,&quot;&amp;[.$H$13]&amp;&quot;,&quot;&amp;ROW([.B9])-1&amp;&quot;,1,&quot;&amp;[.B9]&amp;&quot;,0),(&quot;&amp;[.$G$13]&amp;&quot;,&quot;&amp;[.$H$13]&amp;&quot;,&quot;&amp;ROW([.C9])-1&amp;&quot;,2,&quot;&amp;[.C9]&amp;&quot;,0),(&quot;&amp;[.$G$13]&amp;&quot;,&quot;&amp;[.$H$13]&amp;&quot;,&quot;&amp;ROW([.D9])-1&amp;&quot;,3,&quot;&amp;[.D9]&amp;&quot;,0),(&quot;&amp;[.$G$13]&amp;&quot;,&quot;&amp;[.$H$13]&amp;&quot;,&quot;&amp;ROW([.E9])-1&amp;&quot;,4,&quot;&amp;[.E9]&amp;&quot;,0),(&quot;&amp;[.$G$13]&amp;&quot;,&quot;&amp;[.$H$13]&amp;&quot;,&quot;&amp;ROW([.F9])-1&amp;&quot;,5,&quot;&amp;[.F9]&amp;&quot;,0),(&quot;&amp;[.$G$13]&amp;&quot;,&quot;&amp;[.$H$13]&amp;&quot;,&quot;&amp;ROW([.G9])-1&amp;&quot;,6,&quot;&amp;[.G9]&amp;&quot;,0),(&quot;&amp;[.$G$13]&amp;&quot;,&quot;&amp;[.$H$13]&amp;&quot;,&quot;&amp;ROW([.H9])-1&amp;&quot;,7,&quot;&amp;[.H9]&amp;&quot;,0),(&quot;&amp;[.$G$13]&amp;&quot;,&quot;&amp;[.$H$13]&amp;&quot;,&quot;&amp;ROW([.I9])-1&amp;&quot;,8,&quot;&amp;[.I9]&amp;&quot;,0),(&quot;&amp;[.$G$13]&amp;&quot;,&quot;&amp;[.$H$13]&amp;&quot;,&quot;&amp;ROW([.J9])-1&amp;&quot;,9,&quot;&amp;[.J9]&amp;&quot;,0);&quot;" office:value-type="string" office:string-value="INSERT INTO pola(planszax, planszay, x , y, rodzaj, stwor) VALUES (2,2,8,0,0,0),(2,2,8,1,0,0),(2,2,8,2,0,0),(2,2,8,3,1,0),(2,2,8,4,1,0),(2,2,8,5,1,0),(2,2,8,6,1,0),(2,2,8,7,0,0),(2,2,8,8,0,0),(2,2,8,9,0,0);">
            <text:p>INSERT INTO pola(planszax, planszay, x , y, rodzaj, stwor) VALUES (2,2,8,0,0,0),(2,2,8,1,0,0),(2,2,8,2,0,0),(2,2,8,3,1,0),(2,2,8,4,1,0),(2,2,8,5,1,0),(2,2,8,6,1,0),(2,2,8,7,0,0),(2,2,8,8,0,0),(2,2,8,9,0,0);</text:p>
          </table:table-cell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8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0),(&quot;&amp;[.$G$13]&amp;&quot;,&quot;&amp;[.$H$13]&amp;&quot;,&quot;&amp;ROW([.B10])-1&amp;&quot;,1,&quot;&amp;[.B10]&amp;&quot;,0),(&quot;&amp;[.$G$13]&amp;&quot;,&quot;&amp;[.$H$13]&amp;&quot;,&quot;&amp;ROW([.C10])-1&amp;&quot;,2,&quot;&amp;[.C10]&amp;&quot;,0),(&quot;&amp;[.$G$13]&amp;&quot;,&quot;&amp;[.$H$13]&amp;&quot;,&quot;&amp;ROW([.D10])-1&amp;&quot;,3,&quot;&amp;[.D10]&amp;&quot;,0),(&quot;&amp;[.$G$13]&amp;&quot;,&quot;&amp;[.$H$13]&amp;&quot;,&quot;&amp;ROW([.E10])-1&amp;&quot;,4,&quot;&amp;[.E10]&amp;&quot;,0),(&quot;&amp;[.$G$13]&amp;&quot;,&quot;&amp;[.$H$13]&amp;&quot;,&quot;&amp;ROW([.F10])-1&amp;&quot;,5,&quot;&amp;[.F10]&amp;&quot;,0),(&quot;&amp;[.$G$13]&amp;&quot;,&quot;&amp;[.$H$13]&amp;&quot;,&quot;&amp;ROW([.G10])-1&amp;&quot;,6,&quot;&amp;[.G10]&amp;&quot;,0),(&quot;&amp;[.$G$13]&amp;&quot;,&quot;&amp;[.$H$13]&amp;&quot;,&quot;&amp;ROW([.H10])-1&amp;&quot;,7,&quot;&amp;[.H10]&amp;&quot;,0),(&quot;&amp;[.$G$13]&amp;&quot;,&quot;&amp;[.$H$13]&amp;&quot;,&quot;&amp;ROW([.I10])-1&amp;&quot;,8,&quot;&amp;[.I10]&amp;&quot;,0),(&quot;&amp;[.$G$13]&amp;&quot;,&quot;&amp;[.$H$13]&amp;&quot;,&quot;&amp;ROW([.J10])-1&amp;&quot;,9,&quot;&amp;[.J10]&amp;&quot;,0);&quot;" office:value-type="string" office:string-value="INSERT INTO pola(planszax, planszay, x , y, rodzaj, stwor) VALUES (2,2,9,0,0,0),(2,2,9,1,0,0),(2,2,9,2,0,0),(2,2,9,3,0,0),(2,2,9,4,0,0),(2,2,9,5,0,0),(2,2,9,6,0,0),(2,2,9,7,0,0),(2,2,9,8,0,0),(2,2,9,9,0,0);">
            <text:p>INSERT INTO pola(planszax, planszay, x , y, rodzaj, stwor) VALUES (2,2,9,0,0,0),(2,2,9,1,0,0),(2,2,9,2,0,0),(2,2,9,3,0,0),(2,2,9,4,0,0),(2,2,9,5,0,0),(2,2,9,6,0,0),(2,2,9,7,0,0),(2,2,9,8,0,0),(2,2,9,9,0,0);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table:number-columns-repeated="6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number-columns-repeated="2" table:style-name="ce7" office:value-type="float" office:value="2">
            <text:p>2</text:p>
          </table:table-cell>
          <table:table-cell table:number-columns-repeated="8"/>
        </table:table-row>
        <table:table-row table:style-name="ro2" table:number-rows-repeated="7">
          <table:table-cell table:number-columns-repeated="16"/>
        </table:table-row>
        <table:table-row table:style-name="ro2">
          <table:table-cell table:number-columns-repeated="4"/>
          <table:table-cell table:number-columns-repeated="3" office:value-type="string">
            <text:p>y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12"/>
        </table:table-row>
      </table:table>
      <table:table table:name="Arkusz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fo:background-color="#33333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12.12.2017</text:date>, <text:time>12:50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Janicki</meta:initial-creator>
    <meta:creation-date>2017-12-10T22:13:55.01</meta:creation-date>
    <dc:date>2017-12-12T12:50:20.23</dc:date>
    <dc:creator>Łukasz Janicki</dc:creator>
    <meta:editing-duration>PT3H38M37S</meta:editing-duration>
    <meta:editing-cycles>3</meta:editing-cycles>
    <meta:generator>OpenOffice/4.1.4$Win32 OpenOffice.org_project/414m5$Build-9788</meta:generator>
    <meta:document-statistic meta:table-count="3" meta:cell-count="122" meta:object-count="0"/>
  </office:meta>
</office:document-meta>
</file>